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3A000004637DC642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993cm" svg:height="19.016cm" svg:x="1.3cm" svg:y="1cm">
          <draw:image xlink:href="Pictures/100002010000063A000004637DC6422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08T21:34:56</dc:date>
    <dc:creator>Frederic MARAND</dc:creator>
    <meta:document-statistic meta:object-count="1"/>
    <meta:generator>LibreOffice/3.3$Linux LibreOffice_project/330m19$Build-401</meta:generator>
  </office:meta>
</office:document-meta>
</file>